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3872b" officeooo:paragraph-rsid="0013872b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/>
      <style:text-properties style:font-name="Liberation Sans" officeooo:rsid="00168634" officeooo:paragraph-rsid="00177f5d"/>
    </style:style>
    <style:style style:name="P6" style:family="paragraph" style:parent-style-name="Standard">
      <style:paragraph-properties fo:line-height="150%"/>
      <style:text-properties style:font-name="Liberation Sans" officeooo:rsid="00309524" officeooo:paragraph-rsid="00384980"/>
    </style:style>
    <style:style style:name="P7" style:family="paragraph" style:parent-style-name="Standard">
      <style:paragraph-properties fo:line-height="150%"/>
      <style:text-properties style:font-name="Liberation Sans" officeooo:rsid="000a7932" officeooo:paragraph-rsid="000a7932"/>
    </style:style>
    <style:style style:name="P8" style:family="paragraph" style:parent-style-name="Standard">
      <style:paragraph-properties fo:line-height="150%"/>
      <style:text-properties style:font-name="Liberation Sans" officeooo:rsid="000a7932" officeooo:paragraph-rsid="00177f5d"/>
    </style:style>
    <style:style style:name="P9" style:family="paragraph" style:parent-style-name="Standard">
      <style:paragraph-properties fo:line-height="150%"/>
      <style:text-properties style:font-name="Liberation Sans" officeooo:rsid="000a7932" officeooo:paragraph-rsid="003a9027"/>
    </style:style>
    <style:style style:name="P10" style:family="paragraph" style:parent-style-name="Standard">
      <style:paragraph-properties fo:line-height="150%"/>
      <style:text-properties style:font-name="Liberation Sans" officeooo:rsid="000a7932" officeooo:paragraph-rsid="003e5aab"/>
    </style:style>
    <style:style style:name="P11" style:family="paragraph" style:parent-style-name="Standard">
      <style:paragraph-properties fo:line-height="150%"/>
      <style:text-properties style:font-name="Liberation Sans" officeooo:rsid="000a7932" officeooo:paragraph-rsid="004277d6"/>
    </style:style>
    <style:style style:name="P12" style:family="paragraph" style:parent-style-name="Standard">
      <style:paragraph-properties fo:line-height="150%"/>
      <style:text-properties style:font-name="Liberation Sans" officeooo:rsid="001502d2" officeooo:paragraph-rsid="001502d2"/>
    </style:style>
    <style:style style:name="P13" style:family="paragraph" style:parent-style-name="Standard">
      <style:paragraph-properties fo:line-height="150%"/>
      <style:text-properties style:font-name="Liberation Sans" officeooo:rsid="001502d2" officeooo:paragraph-rsid="001b88d6"/>
    </style:style>
    <style:style style:name="P14" style:family="paragraph" style:parent-style-name="Standard">
      <style:paragraph-properties fo:line-height="150%"/>
      <style:text-properties style:font-name="Liberation Sans" officeooo:rsid="001502d2" officeooo:paragraph-rsid="003a9027"/>
    </style:style>
    <style:style style:name="P15" style:family="paragraph" style:parent-style-name="Standard">
      <style:paragraph-properties fo:line-height="115%"/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16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1502d2" style:font-size-asian="15pt" style:font-weight-asian="bold" style:font-size-complex="15pt" style:font-weight-complex="bold"/>
    </style:style>
    <style:style style:name="P17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177f5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3a9027" style:font-size-asian="15pt" style:font-weight-asian="bold" style:font-size-complex="15pt" style:font-weight-complex="bold"/>
    </style:style>
    <style:style style:name="P19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3e5aa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458ce5" style:font-size-asian="15pt" style:font-weight-asian="bold" style:font-size-complex="15pt" style:font-weight-complex="bold"/>
    </style:style>
    <style:style style:name="P21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5dc1a6" style:font-size-asian="15pt" style:font-weight-asian="bold" style:font-size-complex="15pt" style:font-weight-complex="bold"/>
    </style:style>
    <style:style style:name="P22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4277d6" style:font-size-asian="15pt" style:font-weight-asian="bold" style:font-size-complex="15pt" style:font-weight-complex="bold"/>
    </style:style>
    <style:style style:name="P23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1502d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177f5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3e5aa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458ce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5dc1a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4277d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/>
      <style:text-properties style:font-name="Liberation Sans" officeooo:rsid="0015a89d" officeooo:paragraph-rsid="0015a89d"/>
    </style:style>
    <style:style style:name="P30" style:family="paragraph" style:parent-style-name="Standard">
      <style:paragraph-properties fo:line-height="150%"/>
      <style:text-properties style:font-name="Liberation Sans" officeooo:rsid="0015a89d" officeooo:paragraph-rsid="00177f5d"/>
    </style:style>
    <style:style style:name="P31" style:family="paragraph" style:parent-style-name="Standard">
      <style:paragraph-properties fo:line-height="150%"/>
      <style:text-properties style:font-name="Liberation Sans" officeooo:rsid="0015a89d" officeooo:paragraph-rsid="003e5aab"/>
    </style:style>
    <style:style style:name="P32" style:family="paragraph" style:parent-style-name="Standard">
      <style:paragraph-properties fo:line-height="150%"/>
      <style:text-properties style:font-name="Liberation Sans" officeooo:rsid="0015a89d" officeooo:paragraph-rsid="00458ce5"/>
    </style:style>
    <style:style style:name="P33" style:family="paragraph" style:parent-style-name="Standard">
      <style:paragraph-properties fo:line-height="150%"/>
      <style:text-properties style:font-name="Liberation Sans" officeooo:rsid="0015a89d" officeooo:paragraph-rsid="005dc1a6"/>
    </style:style>
    <style:style style:name="P34" style:family="paragraph" style:parent-style-name="Standard">
      <style:paragraph-properties fo:line-height="150%"/>
      <style:text-properties style:font-name="Liberation Sans" officeooo:rsid="0015a89d" officeooo:paragraph-rsid="004277d6"/>
    </style:style>
    <style:style style:name="P35" style:family="paragraph" style:parent-style-name="Standard">
      <style:paragraph-properties fo:line-height="150%"/>
      <style:text-properties style:font-name="Liberation Sans" officeooo:rsid="00411a8c" officeooo:paragraph-rsid="00411a8c"/>
    </style:style>
    <style:style style:name="P36" style:family="paragraph" style:parent-style-name="Standard">
      <style:paragraph-properties fo:line-height="150%"/>
      <style:text-properties style:font-name="Liberation Sans" officeooo:rsid="000d60a6" officeooo:paragraph-rsid="000d60a6"/>
    </style:style>
    <style:style style:name="P37" style:family="paragraph" style:parent-style-name="Standard">
      <style:paragraph-properties fo:line-height="150%"/>
      <style:text-properties style:font-name="Liberation Sans" officeooo:rsid="0042e57f" officeooo:paragraph-rsid="0042e57f"/>
    </style:style>
    <style:style style:name="P38" style:family="paragraph" style:parent-style-name="Standard">
      <style:paragraph-properties fo:line-height="150%"/>
      <style:text-properties style:font-name="Liberation Sans" officeooo:rsid="004b7718" officeooo:paragraph-rsid="004b7718"/>
    </style:style>
    <style:style style:name="P39" style:family="paragraph" style:parent-style-name="Standard">
      <style:paragraph-properties fo:line-height="150%"/>
      <style:text-properties style:font-name="Liberation Sans" officeooo:rsid="004b7718" officeooo:paragraph-rsid="005dc1a6"/>
    </style:style>
    <style:style style:name="P40" style:family="paragraph" style:parent-style-name="Standard">
      <style:paragraph-properties fo:line-height="150%"/>
      <style:text-properties style:font-name="Liberation Sans" fo:font-size="12pt" style:text-underline-style="none" fo:font-weight="normal" officeooo:rsid="004f6862" officeooo:paragraph-rsid="004f686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line-height="150%"/>
      <style:text-properties style:font-name="Liberation Sans" fo:font-size="12pt" style:text-underline-style="none" fo:font-weight="normal" officeooo:rsid="004f6862" officeooo:paragraph-rsid="005dc1a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line-height="150%"/>
      <style:text-properties style:font-name="Liberation Sans" officeooo:rsid="005859d9" officeooo:paragraph-rsid="0057d140"/>
    </style:style>
    <style:style style:name="P43" style:family="paragraph" style:parent-style-name="Standard">
      <style:paragraph-properties fo:line-height="150%"/>
      <style:text-properties style:font-name="Liberation Sans" officeooo:rsid="00177f5d" officeooo:paragraph-rsid="00177f5d"/>
    </style:style>
    <style:style style:name="P44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13872b" style:font-size-asian="15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177f5d" style:font-size-asian="15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3a9027" style:font-size-asian="15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3e5aab" style:font-size-asian="15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0d60a6" style:font-size-asian="15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4b7718" style:font-size-asian="15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5dc1a6" style:font-size-asian="15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4277d6" officeooo:paragraph-rsid="004277d6" style:font-size-asian="15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4277d6" officeooo:paragraph-rsid="000d60a6" style:font-size-asian="15pt" style:font-weight-asian="bold" style:font-size-complex="15pt" style:font-weight-complex="bold"/>
    </style:style>
    <style:style style:name="P53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55" style:family="paragraph" style:parent-style-name="Table_20_Contents">
      <style:text-properties fo:color="#000000" style:font-name="Liberation Sans" fo:font-size="10pt" officeooo:rsid="0013872b" officeooo:paragraph-rsid="0013872b" style:font-size-asian="10pt" style:font-size-complex="10pt"/>
    </style:style>
    <style:style style:name="P56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P58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59" style:family="paragraph" style:parent-style-name="Footer">
      <style:paragraph-properties fo:text-align="end" style:justify-single-word="false"/>
    </style:style>
    <style:style style:name="P60" style:family="paragraph" style:parent-style-name="Standard" style:list-style-name="L1">
      <style:paragraph-properties fo:line-height="150%"/>
      <style:text-properties officeooo:paragraph-rsid="0069e029"/>
    </style:style>
    <style:style style:name="P61" style:family="paragraph" style:parent-style-name="Standard" style:list-style-name="L1">
      <style:paragraph-properties fo:line-height="150%"/>
      <style:text-properties officeooo:paragraph-rsid="0015a89d"/>
    </style:style>
    <style:style style:name="P62" style:family="paragraph" style:parent-style-name="Standard" style:list-style-name="L3">
      <style:paragraph-properties fo:line-height="150%"/>
      <style:text-properties officeooo:paragraph-rsid="00614001"/>
    </style:style>
    <style:style style:name="P63" style:family="paragraph" style:parent-style-name="Standard" style:list-style-name="L7">
      <style:paragraph-properties fo:line-height="150%"/>
      <style:text-properties officeooo:paragraph-rsid="00614001"/>
    </style:style>
    <style:style style:name="P64" style:family="paragraph" style:parent-style-name="Standard" style:list-style-name="L8">
      <style:paragraph-properties fo:line-height="150%"/>
      <style:text-properties officeooo:paragraph-rsid="0062e72e"/>
    </style:style>
    <style:style style:name="P65" style:family="paragraph" style:parent-style-name="Standard" style:list-style-name="L1">
      <style:paragraph-properties fo:line-height="150%"/>
      <style:text-properties style:font-name="Liberation Sans" officeooo:rsid="00168634" officeooo:paragraph-rsid="0069e029"/>
    </style:style>
    <style:style style:name="P66" style:family="paragraph" style:parent-style-name="Standard" style:list-style-name="L1">
      <style:paragraph-properties fo:line-height="150%"/>
      <style:text-properties style:font-name="Liberation Sans" officeooo:rsid="00168634" officeooo:paragraph-rsid="00177f5d"/>
    </style:style>
    <style:style style:name="P67" style:family="paragraph" style:parent-style-name="Standard" style:list-style-name="L1">
      <style:paragraph-properties fo:line-height="150%"/>
      <style:text-properties style:font-name="Liberation Sans" officeooo:rsid="0015f6f7" officeooo:paragraph-rsid="0015f6f7"/>
    </style:style>
    <style:style style:name="P68" style:family="paragraph" style:parent-style-name="Standard" style:list-style-name="L2">
      <style:paragraph-properties fo:line-height="150%"/>
      <style:text-properties style:font-name="Liberation Sans" officeooo:rsid="001d36f1" officeooo:paragraph-rsid="001d36f1"/>
    </style:style>
    <style:style style:name="P69" style:family="paragraph" style:parent-style-name="Standard" style:list-style-name="L2">
      <style:paragraph-properties fo:line-height="150%"/>
      <style:text-properties style:font-name="Liberation Sans" officeooo:rsid="00384980" officeooo:paragraph-rsid="00384980"/>
    </style:style>
    <style:style style:name="P70" style:family="paragraph" style:parent-style-name="Standard" style:list-style-name="L3">
      <style:paragraph-properties fo:line-height="150%"/>
      <style:text-properties style:font-name="Liberation Sans" officeooo:rsid="00384980" officeooo:paragraph-rsid="00614001"/>
    </style:style>
    <style:style style:name="P71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5f6be6" style:font-size-asian="14pt" style:font-weight-asian="bold" style:font-size-complex="14pt" style:font-weight-complex="bold"/>
    </style:style>
    <style:style style:name="P72" style:family="paragraph" style:parent-style-name="Standard" style:list-style-name="L3">
      <style:paragraph-properties fo:line-height="150%"/>
      <style:text-properties style:font-name="Liberation Sans" officeooo:rsid="003d5149" officeooo:paragraph-rsid="00614001"/>
    </style:style>
    <style:style style:name="P73" style:family="paragraph" style:parent-style-name="Standard" style:list-style-name="L4">
      <style:paragraph-properties fo:line-height="150%"/>
      <style:text-properties style:font-name="Liberation Sans" officeooo:rsid="004b7718" officeooo:paragraph-rsid="00614001"/>
    </style:style>
    <style:style style:name="P74" style:family="paragraph" style:parent-style-name="Standard" style:list-style-name="L5">
      <style:paragraph-properties fo:line-height="150%"/>
      <style:text-properties style:font-name="Liberation Sans" officeooo:rsid="005f3d0e" officeooo:paragraph-rsid="00614001"/>
    </style:style>
    <style:style style:name="P75" style:family="paragraph" style:parent-style-name="Standard" style:list-style-name="L6">
      <style:paragraph-properties fo:line-height="150%"/>
      <style:text-properties style:font-name="Liberation Sans" officeooo:rsid="005f3d0e" officeooo:paragraph-rsid="00614001"/>
    </style:style>
    <style:style style:name="P76" style:family="paragraph" style:parent-style-name="Standard" style:list-style-name="L8">
      <style:paragraph-properties fo:line-height="150%"/>
      <style:text-properties style:font-name="Liberation Sans" officeooo:rsid="0042e57f" officeooo:paragraph-rsid="0062e72e"/>
    </style:style>
    <style:style style:name="P77" style:family="paragraph" style:parent-style-name="Standard" style:list-style-name="L8">
      <style:paragraph-properties fo:line-height="150%"/>
      <style:text-properties style:font-name="Liberation Sans" officeooo:rsid="0042e57f" officeooo:paragraph-rsid="0042e57f"/>
    </style:style>
    <style:style style:name="T1" style:family="text">
      <style:text-properties officeooo:rsid="001502d2"/>
    </style:style>
    <style:style style:name="T2" style:family="text">
      <style:text-properties officeooo:rsid="0015a89d"/>
    </style:style>
    <style:style style:name="T3" style:family="text">
      <style:text-properties officeooo:rsid="00177f5d"/>
    </style:style>
    <style:style style:name="T4" style:family="text">
      <style:text-properties officeooo:rsid="00198a99"/>
    </style:style>
    <style:style style:name="T5" style:family="text">
      <style:text-properties officeooo:rsid="001ad69e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168634"/>
    </style:style>
    <style:style style:name="T8" style:family="text">
      <style:text-properties style:font-name="Liberation Sans" officeooo:rsid="0015a89d"/>
    </style:style>
    <style:style style:name="T9" style:family="text">
      <style:text-properties style:font-name="Liberation Sans" officeooo:rsid="0015a9f3"/>
    </style:style>
    <style:style style:name="T10" style:family="text">
      <style:text-properties style:font-name="Liberation Sans" officeooo:rsid="003d5149"/>
    </style:style>
    <style:style style:name="T11" style:family="text">
      <style:text-properties style:font-name="Liberation Sans" officeooo:rsid="003e5aab"/>
    </style:style>
    <style:style style:name="T12" style:family="text">
      <style:text-properties style:font-name="Liberation Sans" officeooo:rsid="0057d140"/>
    </style:style>
    <style:style style:name="T13" style:family="text">
      <style:text-properties style:font-name="Liberation Sans" officeooo:rsid="005859d9"/>
    </style:style>
    <style:style style:name="T14" style:family="text">
      <style:text-properties style:font-name="Liberation Sans" officeooo:rsid="0059539d"/>
    </style:style>
    <style:style style:name="T15" style:family="text">
      <style:text-properties style:font-name="Liberation Sans" officeooo:rsid="0042e57f"/>
    </style:style>
    <style:style style:name="T16" style:family="text">
      <style:text-properties style:font-name="Liberation Sans" officeooo:rsid="006a2b60"/>
    </style:style>
    <style:style style:name="T17" style:family="text">
      <style:text-properties officeooo:rsid="00384980"/>
    </style:style>
    <style:style style:name="T18" style:family="text">
      <style:text-properties officeooo:rsid="003cff98"/>
    </style:style>
    <style:style style:name="T19" style:family="text">
      <style:text-properties officeooo:rsid="003e5aab"/>
    </style:style>
    <style:style style:name="T20" style:family="text">
      <style:text-properties officeooo:rsid="004b5b78"/>
    </style:style>
    <style:style style:name="T21" style:family="text">
      <style:text-properties officeooo:rsid="004b7718"/>
    </style:style>
    <style:style style:name="T22" style:family="text">
      <style:text-properties officeooo:rsid="004f6862"/>
    </style:style>
    <style:style style:name="T23" style:family="text">
      <style:text-properties officeooo:rsid="0057d140"/>
    </style:style>
    <style:style style:name="T24" style:family="text">
      <style:text-properties officeooo:rsid="005dc1a6"/>
    </style:style>
    <style:style style:name="T25" style:family="text">
      <style:text-properties officeooo:rsid="005ef3b6"/>
    </style:style>
    <style:style style:name="T26" style:family="text">
      <style:text-properties officeooo:rsid="006a2b60"/>
    </style:style>
    <style:style style:name="T27" style:family="text">
      <style:text-properties officeooo:rsid="00728f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User-Stories</text:p>
      <text:p text:style-name="P15"/>
      <text:p text:style-name="P15"/>
      <text:p text:style-name="P44">1. US Login</text:p>
      <text:p text:style-name="P7"/>
      <text:p text:style-name="P12">Der S<text:span text:style-name="T2">pi</text:span>eler will sich in das Spiel einloggen, um zu lernen und um sein Wissen zu erweitern. <text:span text:style-name="T2">Die Eingabe besteht aus dem Nutzernamen und dem Passwort des Nutzers.</text:span></text:p>
      <text:p text:style-name="P16"/>
      <text:p text:style-name="P23">Akzeptanzkriterien</text:p>
      <text:p text:style-name="P29"/>
      <text:list xml:id="list2165625136" text:style-name="L1">
        <text:list-item>
          <text:p text:style-name="P60"><text:span text:style-name="T8">Das System überprüft, ob </text:span><text:span text:style-name="T7">der eingegebene Nutzername bereits registriert ist.</text:span></text:p>
          <text:list>
            <text:list-item>
              <text:p text:style-name="P60"><text:span text:style-name="T6">Falls der eingegebene Nutzername nicht registriert und somit nicht existent ist, wird eine </text:span><text:span text:style-name="T7">entsprechende </text:span><text:span text:style-name="T6">Meldung </text:span><text:span text:style-name="T7">im Log ausgegeben und die weitere Verarbeitung der Daten wird abgebrochen. </text:span></text:p>
            </text:list-item>
            <text:list-item>
              <text:p text:style-name="P61"><text:span text:style-name="T8">Fall</text:span><text:span text:style-name="T9">s</text:span><text:span text:style-name="T8"> der Nutzername exist</text:span><text:span text:style-name="T9">iert,</text:span><text:span text:style-name="T8"> </text:span><text:span text:style-name="T7">wird mit der Verarbeitung fortgefahren. </text:span></text:p>
            </text:list-item>
          </text:list>
        </text:list-item>
        <text:list-item>
          <text:p text:style-name="P65">Das System überprüft, ob das eingegebene Passwort mit dem Nutzernamen übereinstimmt.</text:p>
          <text:list>
            <text:list-item>
              <text:p text:style-name="P65">Falls das Passwort nicht mit dem Nutzernamen übereinstimmt, gibt das System hierfür eine Meldung im Log aus und bricht die Bearbeitung ab.</text:p>
            </text:list-item>
            <text:list-item>
              <text:p text:style-name="P67">Sind beide Eingaben existent bzw. richtig und der Login somit erfolgreich, kann der Nutzer nun fortfahren. </text:p>
            </text:list-item>
          </text:list>
        </text:list-item>
        <text:list-item>
          <text:p text:style-name="P66">Das System <text:span text:style-name="T3">bereitet das Spiel auf den individuellen Stand des nun eingeloggten Users vor. </text:span></text:p>
        </text:list-item>
      </text:list>
      <text:p text:style-name="P5"/>
      <text:p text:style-name="P5"/>
      <text:p text:style-name="P43"/>
      <text:p text:style-name="P45"><text:soft-page-break/><text:span text:style-name="T3">2</text:span>. US <text:span text:style-name="T4">Aufgabe beantworten (Multiple Choice)</text:span></text:p>
      <text:p text:style-name="P8"/>
      <text:p text:style-name="P13">Der S<text:span text:style-name="T2">pi</text:span>eler <text:span text:style-name="T5">wählt eine oder mehrere Antworten aus, um Wissenspunkte zu sammeln.</text:span></text:p>
      <text:p text:style-name="P17"/>
      <text:p text:style-name="P24">Akzeptanzkriterien</text:p>
      <text:p text:style-name="P30"/>
      <text:list xml:id="list424297570" text:style-name="L2">
        <text:list-item>
          <text:p text:style-name="P68">Das System prüft, wie viele richtige Antwortmöglichkeiten bei der beantworteten Frage benötigt sind und merkt sich die Anzahl.</text:p>
        </text:list-item>
        <text:list-item>
          <text:p text:style-name="P68">Das System vergleicht die vom Nutzer angekreuzten Antworten mit den tatsächlich richtigen Antwortmöglichkeiten <text:span text:style-name="T17">und merkt sich die vom Nutzer in der Aufgabe erreichte Punktzahl</text:span>. </text:p>
        </text:list-item>
        <text:list-item>
          <text:p text:style-name="P69">Das System addiert die sich gemerkte Punktzahl auf die bereits bisher erreichten Wissenspunkte des Spielers und speichert diese.</text:p>
        </text:list-item>
      </text:list>
      <text:p text:style-name="P6"/>
      <text:p text:style-name="P36"/>
      <text:p text:style-name="P46"><text:span text:style-name="T19">3</text:span>. US <text:span text:style-name="T4">Aufgabe beantworten (Frage-Antwort-Aufgabe)</text:span></text:p>
      <text:p text:style-name="P9"/>
      <text:p text:style-name="P14">Der S<text:span text:style-name="T2">pi</text:span>eler <text:span text:style-name="T18">antwortet auf eine Frage-Antwort-Aufgabe mit einem Text, um Wissenspunkte zu sammeln.</text:span></text:p>
      <text:p text:style-name="P18"/>
      <text:p text:style-name="P71">Akzeptanzkriterien</text:p>
      <text:p text:style-name="P71"/>
      <text:list xml:id="list1779512352" text:style-name="L3">
        <text:list-item>
          <text:p text:style-name="P72">Der eingegebene Text wird vom System eingelesen.</text:p>
        </text:list-item>
        <text:list-item>
          <text:p text:style-name="P62"><text:span text:style-name="T10">Das System wertet die vom User eingegebene Antwort aus </text:span><text:span text:style-name="T11">und merkt sich die </text:span><text:span text:style-name="T16">erworbene</text:span><text:span text:style-name="T11"> Punktanzahl, je nachdem wie korrekt die Antwort ist.</text:span></text:p>
        </text:list-item>
        <text:list-item>
          <text:p text:style-name="P70">Das System addiert die sich gemerkte Punktzahl auf die bereits bisher erreichten Wissenspunkte des Spielers und speichert diese.</text:p>
        </text:list-item>
      </text:list>
      <text:p text:style-name="P36"><text:soft-page-break/></text:p>
      <text:p text:style-name="P36"/>
      <text:p text:style-name="P47"><text:span text:style-name="T19">4</text:span>. US <text:span text:style-name="T19">Anwender bekommt Tipp</text:span></text:p>
      <text:p text:style-name="P10"/>
      <text:p text:style-name="P35">Der Spieler kommt bei einer Aufgabe nicht weiter und <text:span text:style-name="T20">betätigt deswegen den Hilfe-Button.</text:span></text:p>
      <text:p text:style-name="P19"/>
      <text:p text:style-name="P25">Akzeptanzkriterien</text:p>
      <text:p text:style-name="P31"/>
      <text:list xml:id="list3997342895" text:style-name="L4">
        <text:list-item>
          <text:p text:style-name="P73">Das System subtrahiert von der Gesamtpunktzahl der Wissenspunkte des Spielers eine bestimmte Anzahl von Punkten zur Bezahlung des Tipps.</text:p>
        </text:list-item>
        <text:list-item>
          <text:p text:style-name="P73">Das System sucht mit der KI eine Hilfestellung passend zur Frage und zeigt diese dem Spieler an. </text:p>
        </text:list-item>
      </text:list>
      <text:p text:style-name="P38"/>
      <text:p text:style-name="P48"/>
      <text:p text:style-name="P49"><text:span text:style-name="T21">5. </text:span>US <text:span text:style-name="T24">Anwender erhält Hilfe (Kollaboration)</text:span></text:p>
      <text:p text:style-name="P38"/>
      <text:p text:style-name="P40">Der Anwender <text:span text:style-name="T25">fordert Hilfe über die Kollaborationsfunktion ein, um sein momentanes Problem zu lösen.</text:span></text:p>
      <text:p text:style-name="P20"/>
      <text:p text:style-name="P26">Akzeptanzkriterien</text:p>
      <text:p text:style-name="P32"/>
      <text:list xml:id="list4078974659" text:style-name="L5">
        <text:list-item>
          <text:p text:style-name="P74">Der Anwender stellt seine Frage im Chat.</text:p>
        </text:list-item>
        <text:list-item>
          <text:p text:style-name="P74">Das System stellt ihm Hilfe bereit.</text:p>
        </text:list-item>
      </text:list>
      <text:list xml:id="list3600150406" text:style-name="L6">
        <text:list-item>
          <text:p text:style-name="P75">Falls ein anderer Mitspieler innerhalb von 50 Sekunden antwortet, k<text:span text:style-name="T27">önnen</text:span> diese Antworten <text:span text:style-name="T27">vom Anwender </text:span>bewerte<text:span text:style-name="T27">t werden</text:span>.</text:p>
        </text:list-item>
        <text:list-item>
          <text:p text:style-name="P75">Falls kein Spieler antwortet, greift die KI ein und wählt eine passende Antwort zu der Frage aus. </text:p>
        </text:list-item>
      </text:list>
      <text:p text:style-name="P42"><text:soft-page-break/></text:p>
      <text:p text:style-name="P36"/>
      <text:p text:style-name="P50"><text:span text:style-name="T21">5. </text:span>US <text:span text:style-name="T22">Anwender hilft Mitspieler (Kollaboration)</text:span></text:p>
      <text:p text:style-name="P39"/>
      <text:p text:style-name="P41">Der Anwender <text:span text:style-name="T23">hilft einem Mitspieler eine Aufgabe zu beantworten, um Kollaborationspunkte zu sammeln.</text:span></text:p>
      <text:p text:style-name="P21"/>
      <text:p text:style-name="P27">Akzeptanzkriterien</text:p>
      <text:p text:style-name="P33"/>
      <text:list xml:id="list2804244777" text:style-name="L7">
        <text:list-item>
          <text:p text:style-name="P63"><text:span text:style-name="T12">Der Anwender gibt seine Antwort auf die Frage ein und schickt diese ab.</text:span></text:p>
        </text:list-item>
        <text:list-item>
          <text:p text:style-name="P63"><text:span text:style-name="T12">Das System </text:span><text:span text:style-name="T13">stellt dem Fragesteller alle eingegeben Antworten bereit.</text:span></text:p>
        </text:list-item>
        <text:list-item>
          <text:p text:style-name="P63"><text:span text:style-name="T13">Das System verteilt Kollaborationspunkte an die </text:span><text:span text:style-name="T14">am best</text:span><text:span text:style-name="T13"> </text:span><text:span text:style-name="T14">bewertesten</text:span><text:span text:style-name="T13"> Plätze und addiert diese somit auf die Kollaborationskonten der Beantworter.</text:span></text:p>
        </text:list-item>
      </text:list>
      <text:p text:style-name="P52"/>
      <text:p text:style-name="P51"><text:span text:style-name="T26">6</text:span>. US Logout</text:p>
      <text:p text:style-name="P11"/>
      <text:p text:style-name="P37">Der Spieler möchte sich aus dem Spiel ausloggen, nachdem er sein Lernziel erreicht hat.</text:p>
      <text:p text:style-name="P22"/>
      <text:p text:style-name="P28">Akzeptanzkriterien</text:p>
      <text:p text:style-name="P34"/>
      <text:list xml:id="list3778274248" text:style-name="L8">
        <text:list-item>
          <text:p text:style-name="P76">Das System speichert den aktuellen Spielstand und eventuell geänderte Daten des Spielers.</text:p>
          <text:list>
            <text:list-item>
              <text:p text:style-name="P64"><text:span text:style-name="T15">Falls ein Fehler beim Speichern auftritt, z.B. durch ungültige Daten, wird eine </text:span><text:span text:style-name="T7">entsprechende </text:span><text:span text:style-name="T15">Meldung </text:span><text:span text:style-name="T7">im Log ausgegeben und d</text:span><text:span text:style-name="T15">as Speichern abgebrochen.</text:span></text:p>
            </text:list-item>
            <text:list-item>
              <text:p text:style-name="P76">Falls kein Fehler auftritt, loggt das System den Spieler aus.</text:p>
            </text:list-item>
          </text:list>
        </text:list-item>
        <text:list-item>
          <text:p text:style-name="P77">Das System zeigt dem Spieler eine Logout-Nachricht an und verabschiedet ihn somi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13872b" officeooo:paragraph-rsid="0013872b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502d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3"><draw:image xlink:href="Pictures/100002010000032000000173C89D22F91996B129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User-Stories</text:p>
            </table:table-cell>
            <table:table-cell table:style-name="Tabelle2.B2" office:value-type="string">
              <text:p text:style-name="MP5">03.05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6">Christa Strauß, Tina <text:span text:style-name="MT1">Amann</text:span></text:p>
            </table:table-cell>
            <table:table-cell table:style-name="Tabelle1.A1" office:value-type="string">
              <text:p text:style-name="MP7"><text:page-number text:select-page="current">4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5-14T08:17:46.852617721</dc:date>
    <meta:editing-duration>PT3H37M12S</meta:editing-duration>
    <meta:editing-cycles>62</meta:editing-cycles>
    <meta:generator>LibreOffice/5.4.5.1$Linux_X86_64 LibreOffice_project/40m0$Build-1</meta:generator>
    <dc:creator>Noah Lehmann</dc:creator>
    <meta:document-statistic meta:table-count="2" meta:image-count="1" meta:object-count="0" meta:page-count="4" meta:paragraph-count="54" meta:word-count="583" meta:character-count="3920" meta:non-whitespace-character-count="3409"/>
  </office:meta>
</office:document-meta>
</file>